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cccccc"/>
      <style:paragraph-properties fo:text-align="center" style:writing-mode="lr-tb"/>
      <style:text-properties fo:font-size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66b3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style:writing-mode="lr-tb"/>
      <style:text-properties fo:font-size="12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3" style:family="paragraph">
      <loext:graphic-properties draw:fill-color="#ffffff"/>
      <style:paragraph-properties style:writing-mode="lr-tb"/>
      <style:text-properties fo:font-size="12pt"/>
    </style:style>
    <style:style style:name="P14" style:family="paragraph">
      <style:paragraph-properties fo:text-align="start" style:writing-mode="lr-tb"/>
      <style:text-properties fo:font-size="12pt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 draw:fill-color="#cccccc"/>
      <style:paragraph-properties fo:text-align="center" style:writing-mode="lr-tb"/>
    </style:style>
    <style:style style:name="P21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width="0cm" svg:stroke-color="#000000" draw:fill-color="#ffffff" draw:textarea-horizontal-align="justify" draw:textarea-vertical-align="middle" draw:auto-grow-height="false" fo:min-height="0.46cm" fo:min-width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svg:stroke-color="#000000" draw:fill-color="#ffffff" draw:textarea-horizontal-align="justify" draw:textarea-vertical-align="middle" draw:auto-grow-height="false" fo:min-height="0.395cm" fo:min-width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cm" svg:stroke-color="#000000" draw:marker-start-width="0.203cm" draw:marker-end="Arrowheads_20_2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cm" svg:stroke-color="#000000" draw:marker-start="Arrowheads_20_2" draw:marker-start-width="0.203cm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end="Arrowheads_20_2" draw:fill="none" draw:fill-color="#cccccc" draw:textarea-horizontal-align="justify" draw:textarea-vertical-align="middle" draw:auto-grow-height="false" fo:min-height="0.741cm" fo:min-width="6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svg:stroke-color="#000000" draw:marker-start-width="0.203cm" draw:marker-end="Arrowheads_20_2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cm" svg:stroke-color="#000000" draw:fill-color="#ffffff" draw:textarea-horizontal-align="justify" draw:textarea-vertical-align="middle" draw:auto-grow-height="false" fo:min-height="0.43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cm" svg:stroke-color="#000000" draw:fill-color="#ffffff" draw:textarea-horizontal-align="justify" draw:textarea-vertical-align="middle" draw:auto-grow-height="false" fo:min-height="0.46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000000" draw:marker-start-width="0.203cm" draw:marker-end="Arrowheads_20_2" draw:marker-end-width="0.203cm" draw:fill-color="#0066b3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cm" svg:stroke-color="#000000" draw:fill-color="#ffffff" draw:textarea-horizontal-align="justify" draw:textarea-vertical-align="middle" draw:auto-grow-height="false" fo:min-height="0.325cm" fo:min-width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marker-end="Arrowheads_20_2" draw:fill-color="#ffffff" draw:textarea-horizontal-align="justify" draw:textarea-vertical-align="middle" draw:auto-grow-height="false" fo:min-height="0.349cm" fo:min-width="3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marker-end="Arrowheads_20_2" draw:fill-color="#ffffff" draw:textarea-horizontal-align="justify" draw:textarea-vertical-align="middle" draw:auto-grow-height="false" fo:min-height="0.302cm" fo:min-width="2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cm" svg:stroke-color="#000000" draw:fill-color="#ffffff" draw:textarea-horizontal-align="justify" draw:textarea-vertical-align="middle" draw:auto-grow-height="false" fo:min-height="0.471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cm" svg:stroke-color="#000000" draw:fill-color="#ffffff" draw:textarea-horizontal-align="justify" draw:textarea-vertical-align="middle" draw:auto-grow-height="false" fo:min-height="0.42cm" fo:min-width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471cm" fo:min-width="7.5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751cm" fo:min-width="8.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cm" svg:stroke-color="#000000" draw:fill-color="#ffffff" draw:textarea-horizontal-align="justify" draw:textarea-vertical-align="middle" draw:auto-grow-height="false" fo:min-height="0.501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cm" svg:stroke-color="#000000" draw:marker-start="Arrowheads_20_2" draw:marker-start-width="0.203cm" draw:marker-end="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778cm" fo:min-width="3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marker-end="Arrowheads_20_2" draw:fill-color="#ffffff" draw:textarea-horizontal-align="justify" draw:textarea-vertical-align="middle" draw:auto-grow-height="false" fo:min-height="1.395cm" fo:min-width="4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000000" draw:marker-end="Arrowheads_20_2" draw:fill="none" draw:fill-color="#cccccc" draw:textarea-horizontal-align="justify" draw:textarea-vertical-align="middle" draw:auto-grow-height="false" fo:min-height="0.787cm" fo:min-width="2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 fo:min-height="0.628cm" fo:min-width="3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757cm" fo:min-width="4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marker-end="Arrowheads_20_2" draw:fill-color="#ffffff" draw:textarea-horizontal-align="justify" draw:textarea-vertical-align="middle" draw:auto-grow-height="false" fo:min-height="0.82cm" fo:min-width="4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000000" draw:marker-end="Arrowheads_20_2" draw:fill-color="#ffffff" draw:textarea-horizontal-align="justify" draw:textarea-vertical-align="middle" draw:auto-grow-height="false" fo:min-height="0.596cm" fo:min-width="3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526cm" fo:min-width="2.9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color="#000000" draw:marker-end="Arrowheads_20_2" draw:fill-color="#ffffff" draw:textarea-horizontal-align="justify" draw:textarea-vertical-align="middle" draw:auto-grow-height="false" fo:min-height="0.861cm" fo:min-width="3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color="#000000" draw:marker-end="Arrowheads_20_2" draw:fill-color="#ffffff" draw:textarea-horizontal-align="justify" draw:textarea-vertical-align="middle" draw:auto-grow-height="false" fo:min-height="0.601cm" fo:min-width="3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color="#000000" draw:marker-end="Arrowheads_20_2" draw:fill-color="#ffffff" draw:textarea-horizontal-align="justify" draw:textarea-vertical-align="middle" draw:auto-grow-height="false" fo:min-height="0.953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61cm" fo:min-width="3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725cm" fo:min-width="4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582cm" fo:min-width="4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713cm" fo:min-width="8.2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color="#000000" draw:marker-end="Arrowheads_20_2" draw:fill="none" draw:fill-color="#cccccc" draw:textarea-horizontal-align="justify" draw:textarea-vertical-align="middle" draw:auto-grow-height="false" fo:min-height="0.367cm" fo:min-width="5.2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863cm" fo:min-width="3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vg:stroke-color="#000000" draw:marker-end="Arrowheads_20_2" draw:fill-color="#ffffff" draw:textarea-horizontal-align="justify" draw:textarea-vertical-align="middle" draw:auto-grow-height="false" fo:min-height="0.938cm" fo:min-width="5.3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color="#000000" draw:marker-end="Arrowheads_20_2" draw:fill-color="#ffffff" draw:textarea-horizontal-align="justify" draw:textarea-vertical-align="middle" draw:auto-grow-height="false" fo:min-height="1.332cm" fo:min-width="4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svg:stroke-color="#000000" draw:marker-end="Arrowheads_20_2" draw:fill-color="#ffffff" draw:textarea-horizontal-align="justify" draw:textarea-vertical-align="middle" draw:auto-grow-height="false" fo:min-height="1.157cm" fo:min-width="7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color="#000000" draw:marker-end="Arrowheads_20_2" draw:fill-color="#ffffff" draw:textarea-horizontal-align="justify" draw:textarea-vertical-align="middle" draw:auto-grow-height="false" fo:min-height="0.49cm" fo:min-width="4.4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svg:stroke-color="#000000" draw:marker-end="Arrowheads_20_2" draw:fill="none" draw:fill-color="#cccccc" draw:textarea-horizontal-align="justify" draw:textarea-vertical-align="middle" draw:auto-grow-height="false" fo:min-height="0.584cm" fo:min-width="3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svg:stroke-color="#000000" draw:marker-end="Arrowheads_20_2" draw:fill-color="#ffffff" draw:textarea-horizontal-align="justify" draw:textarea-vertical-align="middle" draw:auto-grow-height="false" fo:min-height="0.736cm" fo:min-width="4.8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svg:stroke-color="#000000" draw:marker-end="Arrowheads_20_2" draw:fill="none" draw:fill-color="#cccccc" draw:textarea-horizontal-align="justify" draw:textarea-vertical-align="middle" draw:auto-grow-height="false" fo:min-height="0.545cm" fo:min-width="5.3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svg:stroke-color="#000000" draw:fill="none" draw:fill-color="#cccccc" draw:textarea-horizontal-align="justify" draw:textarea-vertical-align="middle" draw:auto-grow-height="false" fo:min-height="0.377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svg:stroke-width="0cm" svg:stroke-color="#000000" draw:fill-color="#ffffff" draw:textarea-horizontal-align="justify" draw:textarea-vertical-align="middle" draw:auto-grow-height="false" fo:min-height="0.407cm" fo:min-width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vg:stroke-width="0cm" svg:stroke-color="#000000" draw:marker-start="Arrowheads_20_2" draw:marker-start-width="0.203cm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cm" svg:stroke-color="#000000" draw:marker-start-width="0.203cm" draw:marker-end="Arrowheads_20_2" draw:marker-end-width="0.203cm" draw:fill-color="#ffffff" draw:textarea-horizontal-align="center" draw:textarea-vertical-align="middl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cm" svg:stroke-color="#000000" draw:marker-start-width="0.203cm" draw:marker-end="Arrowheads_20_2" draw:marker-end-width="0.203cm" draw:fill-color="#000000" draw:textarea-horizontal-align="center" draw:textarea-vertical-align="middl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tab/><text:tab/><text:tab/><text:tab/><text:tab/></text:p>
      <text:p text:style-name="Standard"/>
      <text:p text:style-name="Standard"><draw:custom-shape text:anchor-type="paragraph" draw:z-index="19" draw:name="Shape50" draw:style-name="gr43" draw:text-style-name="P20" svg:width="3.176cm" svg:height="0.597cm" svg:x="6.793cm" svg:y="0.415cm"><text:p text:style-name="P16">US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Standard"><draw:line text:anchor-type="paragraph" draw:z-index="7" draw:name="Shape6" draw:style-name="gr18" draw:text-style-name="P5" svg:x1="4.435cm" svg:y1="4.067cm" svg:x2="4.435cm" svg:y2="3.377cm"><text:p/></draw:line><draw:line text:anchor-type="paragraph" draw:z-index="8" draw:name="Shape11" draw:style-name="gr6" draw:text-style-name="P5" svg:x1="12.144cm" svg:y1="5.366cm" svg:x2="12.183cm" svg:y2="6.345cm"><text:p/></draw:line><draw:line text:anchor-type="paragraph" draw:z-index="9" draw:name="Shape12" draw:style-name="gr6" draw:text-style-name="P5" svg:x1="12.13cm" svg:y1="3.547cm" svg:x2="12.104cm" svg:y2="4.261cm"><text:p/></draw:line><draw:line text:anchor-type="paragraph" draw:z-index="11" draw:name="Shape18" draw:style-name="gr6" draw:text-style-name="P5" svg:x1="7.045cm" svg:y1="5.553cm" svg:x2="7.059cm" svg:y2="6.634cm"><text:p/></draw:line><draw:line text:anchor-type="paragraph" draw:z-index="12" draw:name="Shape22" draw:style-name="gr6" draw:text-style-name="P5" svg:x1="2.233cm" svg:y1="9.622cm" svg:x2="2.259cm" svg:y2="10.238cm"><text:p/></draw:line><draw:line text:anchor-type="paragraph" draw:z-index="14" draw:name="Shape28" draw:style-name="gr4" draw:text-style-name="P3" svg:x1="2.097cm" svg:y1="13.087cm" svg:x2="2.097cm" svg:y2="12.528cm"><text:p/></draw:line><draw:line text:anchor-type="paragraph" draw:z-index="15" draw:name="Shape1" draw:style-name="gr3" draw:text-style-name="P3" svg:x1="12.867cm" svg:y1="15.288cm" svg:x2="12.867cm" svg:y2="15.872cm"><text:p/></draw:line><draw:line text:anchor-type="paragraph" draw:z-index="18" draw:name="Shape42" draw:style-name="gr3" draw:text-style-name="P3" svg:x1="5.97cm" svg:y1="26.199cm" svg:x2="5.996cm" svg:y2="26.702cm"><text:p/></draw:line><draw:custom-shape text:anchor-type="paragraph" draw:z-index="20" draw:name="Shape51" draw:style-name="gr42" draw:text-style-name="P20" svg:width="5.389cm" svg:height="0.546cm" svg:x="5.622cm" svg:y="1.155cm"><text:p text:style-name="P16"><text:span text:style-name="T1">USR-CLIPS_facts.py</text:span></text:p><draw:enhanced-geometry svg:viewBox="0 0 21600 21600" draw:type="rectangle" draw:enhanced-path="M 0 0 L 21600 0 21600 21600 0 21600 0 0 Z N"/></draw:custom-shape><draw:custom-shape text:anchor-type="paragraph" draw:z-index="21" draw:name="Shape52" draw:style-name="gr41" draw:text-style-name="P13" svg:width="6.746cm" svg:height="1.022cm" svg:x="10.336cm" svg:y="2.471cm"><text:p text:style-name="P10"><text:span text:style-name="T1"><text:s text:c="3"/></text:span><text:span text:style-name="T1">karaka_relation_preposition_</text:span></text:p><text:p text:style-name="P10"><text:span text:style-name="T1">default_mapping.dat</text:span></text:p><draw:enhanced-geometry svg:viewBox="0 0 21600 21600" draw:glue-points="?f6 0 10800 ?f8 ?f11 10800 ?f9 21600 10800 ?f10 ?f5 10800" draw:text-areas="?f3 ?f3 ?f4 ?f4" draw:type="parallelogram" draw:modifiers="3082.6771653543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2" draw:name="Shape1" draw:style-name="gr40" draw:text-style-name="P4" svg:width="5.192cm" svg:height="0.793cm" svg:x="5.563cm" svg:y="2.499cm"><text:p text:style-name="P1"><text:span text:style-name="T1">USR-CLIPS_facts.da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643.998639918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3" draw:name="Shape53" draw:style-name="gr39" draw:text-style-name="P13" svg:width="6.12cm" svg:height="0.678cm" svg:x="-0.568cm" svg:y="2.699cm"><text:p text:style-name="P10"><text:span text:style-name="T1">Hin_concept-MRS_rel.dat</text:span></text:p><draw:enhanced-geometry svg:viewBox="0 0 21600 21600" draw:glue-points="?f6 0 10800 ?f8 ?f11 10800 ?f9 21600 10800 ?f10 ?f5 10800" draw:text-areas="?f3 ?f3 ?f4 ?f4" draw:type="parallelogram" draw:modifiers="3004.3465662126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4" draw:name="Shape54" draw:style-name="gr38" draw:text-style-name="P19" svg:width="7.023cm" svg:height="1.158cm" svg:x="9.322cm" svg:y="4.209cm"><text:p text:style-name="P16">default_MRS_prepositional_concept.clp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" draw:name="Shape57" draw:style-name="gr37" draw:text-style-name="P19" svg:width="4.806cm" svg:height="1.333cm" svg:x="-1.012cm" svg:y="4.434cm"><text:p text:style-name="P16"><text:s/>Hin_concept-MRS_</text:p><text:p text:style-name="P16">surface_predicate.clp</text:p><draw:enhanced-geometry svg:viewBox="0 0 21600 21600" draw:type="rectangle" draw:enhanced-path="M 0 0 L 21600 0 21600 21600 0 21600 0 0 Z N"/></draw:custom-shape><draw:custom-shape text:anchor-type="paragraph" draw:z-index="26" draw:name="Shape58" draw:style-name="gr36" draw:text-style-name="P8" svg:width="6.972cm" svg:height="1.221cm" svg:x="9.017cm" svg:y="6.345cm"><text:p text:style-name="P18"><text:span text:style-name="T1">default_MRS_prepositional_</text:span></text:p><text:p text:style-name="P7"><text:span text:style-name="T1">concept.dat</text:span></text:p><draw:enhanced-geometry svg:viewBox="0 0 21600 21600" draw:glue-points="?f6 0 10800 ?f8 ?f11 10800 ?f9 21600 10800 ?f10 ?f5 10800" draw:text-areas="?f3 ?f3 ?f4 ?f4" draw:type="parallelogram" draw:modifiers="1826.6782911944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7" draw:name="Shape61" draw:style-name="gr35" draw:text-style-name="P11" svg:width="5.139cm" svg:height="1.23cm" svg:x="-1.014cm" svg:y="6.706cm"><text:p text:style-name="P10"><text:span text:style-name="T1">Hin_concept-MRS_</text:span></text:p><text:p text:style-name="P10"><text:span text:style-name="T1">surface_predicate.da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3597.0684039087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8" draw:name="Shape62" draw:style-name="gr34" draw:text-style-name="P4" svg:width="6.73cm" svg:height="0.47cm" svg:x="8.597cm" svg:y="8.096cm"><text:p text:style-name="P1"><text:span text:style-name="T1">MRS_concept_feature_vals.dat</text:span></text:p><draw:enhanced-geometry svg:viewBox="0 0 21600 21600" draw:glue-points="?f6 0 10800 ?f8 ?f11 10800 ?f9 21600 10800 ?f10 ?f5 10800" draw:text-areas="?f3 ?f3 ?f4 ?f4" draw:type="parallelogram" draw:modifiers="1463.579898362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9" draw:name="Shape63" draw:style-name="gr33" draw:text-style-name="P17" svg:width="8.228cm" svg:height="0.713cm" svg:x="-0.342cm" svg:y="8.768cm"><text:p text:style-name="P16">MRS_surface_predicate_with_feature_vals.clp</text:p><draw:enhanced-geometry svg:viewBox="0 0 21600 21600" draw:type="rectangle" draw:enhanced-path="M 0 0 L 21600 0 21600 21600 0 21600 0 0 Z N"/></draw:custom-shape><draw:custom-shape text:anchor-type="paragraph" draw:z-index="30" draw:name="Shape64" draw:style-name="gr32" draw:text-style-name="P9" svg:width="5.832cm" svg:height="0.752cm" svg:x="0.159cm" svg:y="11.792cm"><text:p text:style-name="P7"><text:span text:style-name="T1">Hin_GNP-MRS_GNP.dat</text:span></text:p><draw:enhanced-geometry svg:viewBox="0 0 21600 21600" draw:glue-points="?f6 0 10800 ?f8 ?f11 10800 ?f9 21600 10800 ?f10 ?f5 10800" draw:text-areas="?f3 ?f3 ?f4 ?f4" draw:type="parallelogram" draw:modifiers="1746.557169930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1" draw:name="Shape65" draw:style-name="gr31" draw:text-style-name="P15" svg:width="5.599cm" svg:height="0.906cm" svg:x="-0.261cm" svg:y="10.319cm"><text:p text:style-name="P14"><text:span text:style-name="T1">MRS_surface_predicate_</text:span></text:p><text:p text:style-name="P14"><text:span text:style-name="T1">with_feature_vals.dat</text:span></text:p><draw:enhanced-geometry svg:viewBox="0 0 21600 21600" draw:glue-points="?f6 0 10800 ?f8 ?f11 10800 ?f9 21600 10800 ?f10 ?f5 10800" draw:text-areas="?f3 ?f3 ?f4 ?f4" draw:type="parallelogram" draw:modifiers="968.275862068965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2" draw:name="Shape66" draw:style-name="gr30" draw:text-style-name="P9" svg:width="4.317cm" svg:height="0.826cm" svg:x="12.323cm" svg:y="12.995cm"><text:p text:style-name="P7"><text:span text:style-name="T1"><text:s/></text:span><text:span text:style-name="T1">TAM_mapping.dat</text:span></text:p><draw:enhanced-geometry svg:viewBox="0 0 21600 21600" draw:glue-points="?f6 0 10800 ?f8 ?f11 10800 ?f9 21600 10800 ?f10 ?f5 10800" draw:text-areas="?f3 ?f3 ?f4 ?f4" draw:type="parallelogram" draw:modifiers="2629.6454506621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3" draw:name="Shape67" draw:style-name="gr29" draw:text-style-name="P8" svg:width="4.684cm" svg:height="0.953cm" svg:x="-0.485cm" svg:y="13.123cm"><text:p text:style-name="P7"><text:s text:c="2"/></text:p><text:p text:style-name="P7"><text:s text:c="2"/>Hin_GNP-MRS_GNP.clp</text:p><text:p text:style-name="P7"/><draw:enhanced-geometry svg:viewBox="0 0 21600 21600" draw:type="rectangle" draw:enhanced-path="M 0 0 L 21600 0 21600 21600 0 21600 0 0 Z N"/></draw:custom-shape><draw:custom-shape text:anchor-type="paragraph" draw:z-index="34" draw:name="Shape69" draw:style-name="gr28" draw:text-style-name="P8" svg:width="5.187cm" svg:height="0.81cm" svg:x="0.041cm" svg:y="15.072cm"><text:p text:style-name="P7"><text:span text:style-name="T1"><text:s/></text:span><text:span text:style-name="T1">GNP_values.dat</text:span></text:p><draw:enhanced-geometry svg:viewBox="0 0 21600 21600" draw:glue-points="?f6 0 10800 ?f8 ?f11 10800 ?f9 21600 10800 ?f10 ?f5 10800" draw:text-areas="?f3 ?f3 ?f4 ?f4" draw:type="parallelogram" draw:modifiers="2538.61066235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5" draw:name="Shape70" draw:style-name="gr27" draw:text-style-name="P2" svg:width="4.694cm" svg:height="1.084cm" svg:x="5.711cm" svg:y="14.18cm"><text:p text:style-name="P1"><text:span text:style-name="T1">bound_ARG_&amp;_</text:span></text:p><text:p text:style-name="P1"><text:span text:style-name="T1">RSTR_values.dat</text:span></text:p><draw:enhanced-geometry svg:viewBox="0 0 21600 21600" draw:glue-points="?f6 0 10800 ?f8 ?f11 10800 ?f9 21600 10800 ?f10 ?f5 10800" draw:text-areas="?f3 ?f3 ?f4 ?f4" draw:type="parallelogram" draw:modifiers="1136.592852444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7" draw:name="Shape73" draw:style-name="gr25" draw:text-style-name="P13" svg:width="5.012cm" svg:height="0.78cm" svg:x="9.767cm" svg:y="15.88cm"><text:p text:style-name="P10"><text:span text:style-name="T1">bound_MRS_tense.dat</text:span></text:p><draw:enhanced-geometry svg:viewBox="0 0 21600 21600" draw:glue-points="?f6 0 10800 ?f8 ?f11 10800 ?f9 21600 10800 ?f10 ?f5 10800" draw:text-areas="?f3 ?f3 ?f4 ?f4" draw:type="parallelogram" draw:modifiers="1996.805896805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9" draw:name="Shape2" draw:style-name="gr23" draw:text-style-name="P12" svg:width="4.266cm" svg:height="0.757cm" svg:x="4.759cm" svg:y="19.734cm"><text:p text:style-name="P1"><text:span text:style-name="T1">ACE_Generator</text:span></text:p><draw:enhanced-geometry svg:viewBox="0 0 21600 21600" draw:type="rectangle" draw:enhanced-path="M 0 0 L 21600 0 21600 21600 0 21600 0 0 Z N"/></draw:custom-shape><draw:line text:anchor-type="paragraph" draw:z-index="40" draw:name="Shape 2" draw:style-name="gr4" draw:text-style-name="P3" svg:x1="6.368cm" svg:y1="16.997cm" svg:x2="3.835cm" svg:y2="15.882cm"><text:p/></draw:line><draw:line text:anchor-type="paragraph" draw:z-index="17" draw:name="Shape41" draw:style-name="gr3" draw:text-style-name="P3" svg:x1="6.765cm" svg:y1="19.16cm" svg:x2="6.797cm" svg:y2="19.721cm"><text:p/></draw:line><draw:custom-shape text:anchor-type="paragraph" draw:z-index="36" draw:name="Shape72" draw:style-name="gr26" draw:text-style-name="P12" svg:width="4.024cm" svg:height="0.713cm" svg:x="4.881cm" svg:y="18.554cm"><text:p text:style-name="P1"><text:span text:style-name="T1">MRS</text:span></text:p><draw:enhanced-geometry svg:viewBox="0 0 21600 21600" draw:glue-points="?f6 0 10800 ?f8 ?f11 10800 ?f9 21600 10800 ?f10 ?f5 10800" draw:text-areas="?f3 ?f3 ?f4 ?f4" draw:type="parallelogram" draw:modifiers="2698.8163086365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4" draw:name="Shape75" draw:style-name="gr21" draw:text-style-name="P4" svg:width="2.363cm" svg:height="0.787cm" svg:x="5.715cm" svg:y="17.152cm"><text:p text:style-name="P1"><text:span text:style-name="T1">mapper.sh</text:span></text:p><draw:enhanced-geometry svg:viewBox="0 0 21600 21600" draw:type="rectangle" draw:enhanced-path="M 0 0 L 21600 0 21600 21600 0 21600 0 0 Z N"/></draw:custom-shape><draw:custom-shape text:anchor-type="paragraph" draw:z-index="41" draw:name="Shape 1" draw:style-name="gr22" draw:text-style-name="P9" svg:width="3.663cm" svg:height="0.89cm" svg:x="4.895cm" svg:y="21.112cm"><text:p text:style-name="P7"><text:span text:style-name="T1"><text:s text:c="2"/></text:span><text:span text:style-name="T1">English Sentence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42" draw:name="Shape 7" draw:style-name="gr3" draw:text-style-name="P3" svg:x1="6.922cm" svg:y1="17.939cm" svg:x2="6.94cm" svg:y2="18.555cm"><text:p/></draw:line><draw:line text:anchor-type="paragraph" draw:z-index="5" draw:name="Shape 8" draw:style-name="gr6" draw:text-style-name="P5" svg:x1="8.113cm" svg:y1="0.515cm" svg:x2="8.087cm" svg:y2="1.154cm"><text:p/></draw:line><draw:line text:anchor-type="paragraph" draw:z-index="43" draw:name="Shape 3" draw:style-name="gr6" draw:text-style-name="P5" svg:x1="9.289cm" svg:y1="8.565cm" svg:x2="7.885cm" svg:y2="8.95cm"><text:p/></draw:line><draw:line text:anchor-type="paragraph" draw:z-index="10" draw:name="Shape16" draw:style-name="gr45" draw:text-style-name="P5" svg:x1="1.898cm" svg:y1="6.707cm" svg:x2="1.947cm" svg:y2="5.613cm"><text:p/></draw:line><draw:custom-shape text:anchor-type="paragraph" draw:z-index="13" draw:name="Shape23" draw:style-name="gr44" draw:text-style-name="P2" svg:width="0.648cm" svg:height="0.578cm" svg:x="5.676cm" svg:y="2.02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2" draw:style-name="gr3" draw:text-style-name="P3" svg:x1="10.957cm" svg:y1="10.733cm" svg:x2="10.957cm" svg:y2="12.834cm"><text:p/></draw:line><draw:line text:anchor-type="paragraph" draw:z-index="6" draw:name="Shape4" draw:style-name="gr9" draw:text-style-name="P6" svg:x1="8.116cm" svg:y1="1.573cm" svg:x2="8.128cm" svg:y2="2.466cm"><text:p/></draw:line><draw:custom-shape text:anchor-type="paragraph" draw:z-index="38" draw:name="Shape76" draw:style-name="gr24" draw:text-style-name="P8" svg:width="4.326cm" svg:height="0.821cm" svg:x="11.206cm" svg:y="14.469cm"><text:p text:style-name="P7"><text:s text:c="2"/>bind_tense.clp</text:p><draw:enhanced-geometry svg:viewBox="0 0 21600 21600" draw:type="rectangle" draw:enhanced-path="M 0 0 L 21600 0 21600 21600 0 21600 0 0 Z N"/></draw:custom-shape><draw:custom-shape text:anchor-type="paragraph" draw:z-index="45" draw:name="Shape 9" draw:style-name="gr20" draw:text-style-name="P2" svg:width="4.433cm" svg:height="1.396cm" svg:x="4.103cm" svg:y="4.138cm"><text:p text:style-name="P1"><text:span text:style-name="T1"><text:s/></text:span><text:span text:style-name="T1">Hin_concept-MRS_</text:span></text:p><text:p text:style-name="P1"><text:span text:style-name="T1">abstract_predicate.clp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6" draw:name="Shape 10" draw:style-name="gr19" draw:text-style-name="P11" svg:width="5.105cm" svg:height="1.05cm" svg:x="3.912cm" svg:y="6.634cm"><text:p text:style-name="P10"><text:span text:style-name="T1">Hin_concept-MRS_</text:span></text:p><text:p text:style-name="P10"><text:span text:style-name="T1">abstract_predicate.da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583.833116036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7" draw:name="Shape 11" draw:style-name="gr18" draw:text-style-name="P5" svg:x1="1.49cm" svg:y1="4.389cm" svg:x2="1.495cm" svg:y2="3.377cm"><text:p/></draw:line><draw:custom-shape text:anchor-type="paragraph" draw:z-index="48" draw:name="Shape 12" draw:style-name="gr1" draw:text-style-name="P2" svg:width="0.648cm" svg:height="0.648cm" svg:x="-1.215cm" svg:y="3.395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 13" draw:style-name="gr18" draw:text-style-name="P5" svg:x1="-0.73cm" svg:y1="4.435cm" svg:x2="-0.73cm" svg:y2="4.043cm"><text:p/></draw:line><draw:custom-shape text:anchor-type="paragraph" draw:z-index="50" draw:name="Shape 14" draw:style-name="gr17" draw:text-style-name="P2" svg:width="0.664cm" svg:height="0.706cm" svg:x="-0.347cm" svg:y="5.983cm"><text:p text:style-name="P1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 19" draw:style-name="gr16" draw:text-style-name="P11" svg:width="8.161cm" svg:height="0.752cm" svg:x="8.338cm" svg:y="9.066cm"><text:p text:style-name="P10"><text:span text:style-name="T1"><text:s/></text:span><text:span text:style-name="T1">MRS_abstract_predicate_with_feature_vals.clp</text:span></text:p><draw:enhanced-geometry svg:viewBox="0 0 21600 21600" draw:type="rectangle" draw:enhanced-path="M 0 0 L 21600 0 21600 21600 0 21600 0 0 Z N"/></draw:custom-shape><draw:custom-shape text:anchor-type="paragraph" draw:z-index="53" draw:name="Shape 20" draw:style-name="gr15" draw:text-style-name="P9" svg:width="9.792cm" svg:height="0.613cm" svg:x="5.438cm" svg:y="10.509cm"><text:p text:style-name="P7"><text:span text:style-name="T1">MRS_abstract_predicate_with_feature_vals.dat</text:span></text:p><draw:enhanced-geometry svg:viewBox="0 0 21600 21600" draw:glue-points="?f6 0 10800 ?f8 ?f11 10800 ?f9 21600 10800 ?f10 ?f5 10800" draw:text-areas="?f3 ?f3 ?f4 ?f4" draw:type="parallelogram" draw:modifiers="1812.968299711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4" draw:name="Shape 21" draw:style-name="gr6" draw:text-style-name="P5" svg:x1="11.208cm" svg:y1="9.91cm" svg:x2="11.234cm" svg:y2="10.383cm"><text:p/></draw:line><draw:line text:anchor-type="paragraph" draw:z-index="1" draw:name="Shape 24" draw:style-name="gr46" draw:text-style-name="P3" svg:x1="6.285cm" svg:y1="10.649cm" svg:x2="5.673cm" svg:y2="11.792cm"><text:p/></draw:line><draw:custom-shape text:anchor-type="paragraph" draw:z-index="55" draw:name="Shape 26" draw:style-name="gr14" draw:text-style-name="P2" svg:width="0.599cm" svg:height="0.593cm" svg:x="10.045cm" svg:y="11.744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 27" draw:style-name="gr13" draw:text-style-name="P2" svg:width="0.516cm" svg:height="0.666cm" svg:x="11.07cm" svg:y="11.569cm"><text:p text:style-name="P1"><text:span text:style-name="T1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 28" draw:style-name="gr12" draw:text-style-name="P8" svg:width="3.936cm" svg:height="0.419cm" svg:x="6.08cm" svg:y="11.919cm"><text:p text:style-name="P7">days_of_week.dat</text:p><draw:enhanced-geometry svg:viewBox="0 0 21600 21600" draw:glue-points="?f6 0 10800 ?f8 ?f11 10800 ?f9 21600 10800 ?f10 ?f5 10800" draw:text-areas="?f3 ?f3 ?f4 ?f4" draw:type="parallelogram" draw:modifiers="3004.3465662126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8" draw:name="Shape 29" draw:style-name="gr11" draw:text-style-name="P8" svg:width="4.541cm" svg:height="0.445cm" svg:x="12.287cm" svg:y="11.515cm"><text:p text:style-name="P7">months_of_years.dat</text:p><draw:enhanced-geometry svg:viewBox="0 0 21600 21600" draw:glue-points="?f6 0 10800 ?f8 ?f11 10800 ?f9 21600 10800 ?f10 ?f5 10800" draw:text-areas="?f3 ?f3 ?f4 ?f4" draw:type="parallelogram" draw:modifiers="1510.187774670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9" draw:name="Shape 30" draw:style-name="gr3" draw:text-style-name="P3" svg:x1="8.394cm" svg:y1="12.336cm" svg:x2="8.394cm" svg:y2="12.845cm"><text:p/></draw:line><draw:line text:anchor-type="paragraph" draw:z-index="60" draw:name="Shape 32" draw:style-name="gr6" draw:text-style-name="P5" svg:x1="11.36cm" svg:y1="12.202cm" svg:x2="11.383cm" svg:y2="12.833cm"><text:p/></draw:line><draw:line text:anchor-type="paragraph" draw:z-index="61" draw:name="Shape 33" draw:style-name="gr6" draw:text-style-name="P5" svg:x1="10.361cm" svg:y1="12.267cm" svg:x2="10.384cm" svg:y2="12.845cm"><text:p/></draw:line><draw:line text:anchor-type="paragraph" draw:z-index="62" draw:name="Shape 34" draw:style-name="gr6" draw:text-style-name="P5" svg:x1="8.232cm" svg:y1="13.524cm" svg:x2="8.256cm" svg:y2="14.102cm"><text:p/></draw:line><draw:custom-shape text:anchor-type="paragraph" draw:z-index="63" draw:name="Shape 35" draw:style-name="gr10" draw:text-style-name="P2" svg:width="0.715cm" svg:height="0.459cm" svg:x="15.616cm" svg:y="12.095cm"><text:p text:style-name="P1"><text:span text:style-name="T1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 36" draw:style-name="gr6" draw:text-style-name="P5" svg:x1="16.055cm" svg:y1="12.546cm" svg:x2="16.078cm" svg:y2="12.993cm"><text:p/></draw:line><draw:line text:anchor-type="paragraph" draw:z-index="65" draw:name="Shape 37" draw:style-name="gr3" draw:text-style-name="P3" svg:x1="13.619cm" svg:y1="13.821cm" svg:x2="13.619cm" svg:y2="14.405cm"><text:p/></draw:line><draw:line text:anchor-type="paragraph" draw:z-index="66" draw:name="Shape 5" draw:style-name="gr3" draw:text-style-name="P3" svg:x1="6.735cm" svg:y1="20.596cm" svg:x2="6.767cm" svg:y2="21.157cm"><text:p/></draw:line><draw:line text:anchor-type="paragraph" draw:z-index="67" draw:name="Shape 38" draw:style-name="gr9" draw:text-style-name="P6" svg:x1="7.08cm" svg:y1="3.291cm" svg:x2="7.08cm" svg:y2="4.138cm"><text:p/></draw:line><draw:line text:anchor-type="paragraph" draw:z-index="68" draw:name="Shape 39" draw:style-name="gr9" draw:text-style-name="P6" svg:x1="9.716cm" svg:y1="3.291cm" svg:x2="9.748cm" svg:y2="4.138cm"><text:p/></draw:line><draw:line text:anchor-type="paragraph" draw:z-index="0" draw:name="Shape 18" draw:style-name="gr47" draw:text-style-name="P21" svg:x1="1.021cm" svg:y1="7.475cm" svg:x2="1.037cm" svg:y2="8.77cm"><text:p/></draw:line><draw:line text:anchor-type="paragraph" draw:z-index="69" draw:name="Shape 40" draw:style-name="gr6" draw:text-style-name="P5" svg:x1="9.017cm" svg:y1="7.565cm" svg:x2="7.01cm" svg:y2="8.789cm"><text:p/></draw:line><draw:line text:anchor-type="paragraph" draw:z-index="70" draw:name="Shape 41" draw:style-name="gr6" draw:text-style-name="P5" svg:x1="11.379cm" svg:y1="8.553cm" svg:x2="11.379cm" svg:y2="9.116cm"><text:p/></draw:line><draw:line text:anchor-type="paragraph" draw:z-index="3" draw:name="Shape 16" draw:style-name="gr6" draw:text-style-name="P21" svg:x1="-0.049cm" svg:y1="10.862cm" svg:x2="-0.049cm" svg:y2="13.078cm"><text:p/></draw:line><draw:custom-shape text:anchor-type="paragraph" draw:z-index="71" draw:name="Shape 17" draw:style-name="gr8" draw:text-style-name="P2" svg:width="0.664cm" svg:height="0.664cm" svg:x="-0.298cm" svg:y="9.761cm"><text:p text:style-name="P1"><text:span text:style-name="T1">8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 15" draw:style-name="gr17" draw:text-style-name="P2" svg:width="0.664cm" svg:height="0.706cm" svg:x="4.561cm" svg:y="5.867cm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 6" draw:style-name="gr7" draw:text-style-name="P2" svg:width="0.664cm" svg:height="0.62cm" svg:x="15.877cm" svg:y="7.886cm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3" draw:name="Shape 22" draw:style-name="gr6" draw:text-style-name="P5" svg:x1="16.164cm" svg:y1="8.505cm" svg:x2="16.164cm" svg:y2="9.066cm"><text:p/></draw:line><draw:line text:anchor-type="paragraph" draw:z-index="4" draw:name="Shape 23" draw:style-name="gr4" draw:text-style-name="P3" svg:x1="7.65cm" svg:y1="17.025cm" svg:x2="9.767cm" svg:y2="16.66cm"><text:p/></draw:line><draw:custom-shape text:anchor-type="paragraph" draw:z-index="74" draw:name="Shape68" draw:style-name="gr5" draw:text-style-name="P4" svg:width="6.594cm" svg:height="0.742cm" svg:x="5.729cm" svg:y="12.834cm"><text:p text:style-name="P1"><text:span text:style-name="T1"><text:s/></text:span><text:span text:style-name="T1">bind_ARG_&amp;_RSTR_values.clp</text:span></text:p><draw:enhanced-geometry svg:viewBox="0 0 21600 21600" draw:type="rectangle" draw:enhanced-path="M 0 0 L 21600 0 21600 21600 0 21600 0 0 Z N"/></draw:custom-shape><draw:line text:anchor-type="paragraph" draw:z-index="2" draw:name="Shape 4" draw:style-name="gr46" draw:text-style-name="P3" svg:x1="11.619cm" svg:y1="13.487cm" svg:x2="11.605cm" svg:y2="14.23cm"><text:p/></draw:line><draw:line text:anchor-type="paragraph" draw:z-index="75" draw:name="Shape 25" draw:style-name="gr4" draw:text-style-name="P3" svg:x1="2.108cm" svg:y1="15.072cm" svg:x2="2.097cm" svg:y2="14.194cm"><text:p/></draw:line><draw:line text:anchor-type="paragraph" draw:z-index="76" draw:name="Shape 31" draw:style-name="gr3" draw:text-style-name="P3" svg:x1="12.287cm" svg:y1="11.959cm" svg:x2="12.061cm" svg:y2="12.844cm"><text:p/></draw:line><draw:custom-shape text:anchor-type="paragraph" draw:z-index="77" draw:name="Shape 42" draw:style-name="gr1" draw:text-style-name="P2" svg:width="0.648cm" svg:height="0.648cm" svg:x="-0.215cm" svg:y="2.062cm"><text:p text:style-name="P1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Shape 43" draw:style-name="gr1" draw:text-style-name="P2" svg:width="0.648cm" svg:height="0.648cm" svg:x="11.12cm" svg:y="1.729cm"><text:p text:style-name="P1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Shape 44" draw:style-name="gr1" draw:text-style-name="P2" svg:width="0.648cm" svg:height="0.648cm" svg:x="9.453cm" svg:y="5.729cm"><text:p text:style-name="P1"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Shape 45" draw:style-name="gr2" draw:text-style-name="P2" svg:width="0.466cm" svg:height="0.558cm" svg:x="8.786cm" svg:y="7.735cm"><text:p text:style-name="P1"><text:span text:style-name="T1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 46" draw:style-name="gr1" draw:text-style-name="P2" svg:width="0.648cm" svg:height="0.648cm" svg:x="6.119cm" svg:y="9.862cm"><text:p text:style-name="P1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 47" draw:style-name="gr1" draw:text-style-name="P2" svg:width="0.648cm" svg:height="0.648cm" svg:x="6.563cm" svg:y="11.271cm"><text:p text:style-name="P1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 48" draw:style-name="gr1" draw:text-style-name="P2" svg:width="0.648cm" svg:height="0.648cm" svg:x="11.899cm" svg:y="11.312cm"><text:p text:style-name="P1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 49" draw:style-name="gr1" draw:text-style-name="P2" svg:width="0.648cm" svg:height="0.648cm" svg:x="12.453cm" svg:y="12.397cm"><text:p text:style-name="P1"><text:span text:style-name="T1">1</text:span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 50" draw:style-name="gr1" draw:text-style-name="P2" svg:width="0.648cm" svg:height="0.648cm" svg:x="10.119cm" svg:y="15.397cm"><text:p text:style-name="P1"><text:span text:style-name="T1">1</text:span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 51" draw:style-name="gr1" draw:text-style-name="P2" svg:width="0.648cm" svg:height="0.648cm" svg:x="5.452cm" svg:y="14.063cm"><text:p text:style-name="P1"><text:span text:style-name="T1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 52" draw:style-name="gr1" draw:text-style-name="P2" svg:width="0.648cm" svg:height="0.648cm" svg:x="0.397cm" svg:y="14.425cm"><text:p text:style-name="P1"><text:span text:style-name="T1">1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 53" draw:style-name="gr1" draw:text-style-name="P2" svg:width="0.648cm" svg:height="0.648cm" svg:x="0.118cm" svg:y="11.396cm"><text:p text:style-name="P1"><text:span text:style-name="T1">1</text:span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4T11:23:06.611009784</meta:creation-date>
    <dc:date>2023-04-17T14:16:14.025717065</dc:date>
    <meta:editing-duration>PT4H58M27S</meta:editing-duration>
    <meta:editing-cycles>26</meta:editing-cycles>
    <meta:generator>LibreOffice/7.3.7.2$Linux_X86_64 LibreOffice_project/30$Build-2</meta:generator>
    <dc:creator>Sukhada</dc:creator>
    <meta:document-statistic meta:table-count="0" meta:image-count="0" meta:object-count="0" meta:page-count="1" meta:paragraph-count="1" meta:word-count="0" meta:character-count="14" meta:non-whitespace-character-count="0"/>
  </office:meta>
</office:document-meta>
</file>